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5134in"/>
    </style:style>
    <style:style style:name="co7" style:family="table-column">
      <style:table-column-properties fo:break-before="auto" style:column-width="1.070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17"/>
    <style:style style:name="ce9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33% 58%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33% 58%" style:font-name="Times New Roman" fo:font-size="14pt" style:font-size-asian="14pt" style:font-size-complex="14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color="#000000" style:font-name="Times New Roman" fo:font-size="12pt" fo:language="en" fo:country="US" style:font-name-asian="Times-Roman" style:font-size-asian="12pt" style:font-name-complex="Times-Roman" style:font-size-complex="12pt"/>
    </style:style>
    <style:style style:name="T10" style:family="text">
      <style:text-properties style:text-position="33% 58%" style:font-name="Times New Roman" fo:font-size="12pt" style:font-size-asian="12pt" style:font-size-complex="12pt"/>
    </style:style>
    <style:style style:name="T11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12" style:family="text">
      <style:text-properties style:text-position="33% 58%"/>
    </style:style>
    <style:style style:name="T1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text-position="33% 58%" fo:font-size="14pt" fo:font-style="normal" style:font-size-asian="14pt" style:font-style-asian="normal" style:font-size-complex="14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5" table:default-cell-style-name="ce8"/>
        <table:table-column table:style-name="co6" table:number-columns-repeated="2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4" table:number-columns-repeated="1012" table:default-cell-style-name="Default"/>
        <table:table-row table:style-name="ro2">
          <table:table-cell table:style-name="ce1" office:value-type="string">
            <text:p>Table 9. Photon energies (<text:span text:style-name="T1">E</text:span><text:span text:style-name="T2">P</text:span>'s) and orbital radii (<text:span text:style-name="T1">r/R</text:span><text:span text:style-name="T2">s</text:span>) used for the construction of 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2">
          <table:table-cell table:style-name="ce1" office:value-type="string">
            <text:p>Figs. 13,16,17 and 18. The individual pairings of <text:span text:style-name="T1">E</text:span><text:span text:style-name="T2">p</text:span>'s and <text:span text:style-name="T1">r/R</text:span><text:span text:style-name="T2">s</text:span>'s are determined by 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3">
          <table:table-cell table:style-name="ce1" office:value-type="string">
            <text:p>first pairing Ep(7,∞) with the inner radius of the A ring and the inner and outer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3">
          <table:table-cell table:style-name="ce1" office:value-type="string">
            <text:p>radius of the C ring. Then the other pairings automatically fall into place.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3">
          <table:table-cell table:style-name="ce1"/>
          <table:table-cell table:style-name="ce4"/>
          <table:table-cell table:style-name="ce1" table:number-columns-repeated="2"/>
          <table:table-cell table:style-name="ce4"/>
          <table:table-cell table:style-name="ce1" table:number-columns-repeated="1017"/>
          <table:table-cell table:number-columns-repeated="2"/>
        </table:table-row>
        <table:table-row table:style-name="ro2">
          <table:table-cell table:style-name="ce1" office:value-type="string">
            <text:p>Satellite or Ring Edge Name <text:s text:c="5"/><text:span text:style-name="T1"><text:s text:c="5"/></text:span><text:span text:style-name="T3">[</text:span><text:span text:style-name="T1">i</text:span><text:span text:style-name="T3">]</text:span><text:span text:style-name="T4">a</text:span></text:p>
          </table:table-cell>
          <table:table-cell table:style-name="ce4"/>
          <table:table-cell table:style-name="ce6" office:value-type="string">
            <text:p><text:span text:style-name="T1"><text:s/></text:span><text:span text:style-name="T1">r/R</text:span><text:span text:style-name="T2">s </text:span><text:span text:style-name="T11">b</text:span></text:p>
          </table:table-cell>
          <table:table-cell table:style-name="ce6" office:value-type="string">
            <text:p><text:span text:style-name="T1">n</text:span><text:span text:style-name="T2">f</text:span><text:span text:style-name="T13"> ,</text:span><text:span text:style-name="T1">n</text:span><text:span text:style-name="T2">i </text:span><text:span text:style-name="T11">c</text:span></text:p>
          </table:table-cell>
          <table:table-cell table:style-name="ce9" office:value-type="string">
            <text:p><text:span text:style-name="T1"><text:s text:c="3"/></text:span><text:span text:style-name="T1">E</text:span><text:span text:style-name="T2">p</text:span><text:span text:style-name="T1">(n</text:span><text:span text:style-name="T2">f</text:span><text:span text:style-name="T13"> ,</text:span><text:span text:style-name="T1">n</text:span><text:span text:style-name="T2">i </text:span><text:span text:style-name="T13">)</text:span><text:span text:style-name="T11">c</text:span><text:span text:style-name="T13"> </text:span></text:p>
          </table:table-cell>
          <table:table-cell table:style-name="ce1" table:number-columns-repeated="1017"/>
          <table:table-cell table:number-columns-repeated="2"/>
        </table:table-row>
        <table:table-row table:style-name="ro5">
          <table:table-cell table:style-name="ce1"/>
          <table:table-cell table:style-name="ce4"/>
          <table:table-cell table:style-name="ce1"/>
          <table:table-cell table:style-name="ce6"/>
          <table:table-cell table:style-name="ce9" office:value-type="string">
            <text:p><text:s text:c="5"/><text:span text:style-name="T3">(cm</text:span><text:span text:style-name="T14">-1</text:span><text:span text:style-name="T3">)</text:span></text:p>
          </table:table-cell>
          <table:table-cell table:style-name="ce1" table:number-columns-repeated="1017"/>
          <table:table-cell table:number-columns-repeated="2"/>
        </table:table-row>
        <table:table-row table:style-name="ro3">
          <table:table-cell table:style-name="ce1" office:value-type="string">
            <text:p>Saturn's Equatorial radius</text:p>
          </table:table-cell>
          <table:table-cell table:style-name="ce1"/>
          <table:table-cell table:style-name="ce4" office:value-type="string">
            <text:p>1.000 <text:s text:c="11"/>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" office:value-type="string">
            <text:p>Inner Edge D ring</text:p>
          </table:table-cell>
          <table:table-cell table:style-name="ce4" office:value-type="string">
            <text:p>[29] </text:p>
          </table:table-cell>
          <table:table-cell table:style-name="ce4" office:value-type="string">
            <text:p>1.110 <text:s text:c="2"/></text:p>
          </table:table-cell>
          <table:table-cell table:style-name="ce1" office:value-type="string">
            <text:p>6,∞</text:p>
          </table:table-cell>
          <table:table-cell table:style-name="ce4" office:value-type="string">
            <text:p><text:s text:c="6"/>3048.3 </text:p>
          </table:table-cell>
          <table:table-cell table:number-columns-repeated="1019"/>
        </table:table-row>
        <table:table-row table:style-name="ro6">
          <table:table-cell table:style-name="ce1" office:value-type="string">
            <text:p>D68 ringlet</text:p>
          </table:table-cell>
          <table:table-cell table:style-name="ce4" office:value-type="string">
            <text:p>[28] </text:p>
          </table:table-cell>
          <table:table-cell table:style-name="ce4" office:value-type="string">
            <text:p>1.122<text:span text:style-name="T12">d</text:span> <text:s text:c="2"/></text:p>
          </table:table-cell>
          <table:table-cell table:style-name="ce1" office:value-type="string">
            <text:p>5,9</text:p>
          </table:table-cell>
          <table:table-cell table:style-name="ce4" office:value-type="string">
            <text:p><text:s text:c="6"/>3034.7 </text:p>
          </table:table-cell>
          <table:table-cell table:number-columns-repeated="1019"/>
        </table:table-row>
        <table:table-row table:style-name="ro5">
          <table:table-cell table:style-name="ce1" office:value-type="string">
            <text:p>D72 ringlet</text:p>
          </table:table-cell>
          <table:table-cell table:style-name="ce4" office:value-type="string">
            <text:p>[27] </text:p>
          </table:table-cell>
          <table:table-cell table:style-name="ce4" office:value-type="string">
            <text:p>1.187<text:span text:style-name="T4">d</text:span></text:p>
          </table:table-cell>
          <table:table-cell table:style-name="ce1" office:value-type="string">
            <text:p>5,8</text:p>
          </table:table-cell>
          <table:table-cell table:style-name="ce4" office:value-type="string">
            <text:p><text:s text:c="6"/>2674.8 </text:p>
          </table:table-cell>
          <table:table-cell table:number-columns-repeated="1019"/>
        </table:table-row>
        <table:table-row table:style-name="ro5">
          <table:table-cell table:style-name="ce1" office:value-type="string">
            <text:p>D73 ringlet</text:p>
          </table:table-cell>
          <table:table-cell table:style-name="ce4" office:value-type="string">
            <text:p>[26] </text:p>
          </table:table-cell>
          <table:table-cell table:style-name="ce4" office:value-type="string">
            <text:p>1.216<text:span text:style-name="T4">d</text:span> </text:p>
          </table:table-cell>
          <table:table-cell table:style-name="ce1" office:value-type="string">
            <text:p>4,5</text:p>
          </table:table-cell>
          <table:table-cell table:style-name="ce4" office:value-type="string">
            <text:p><text:s text:c="6"/>2469.1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Outer Edge D ring </text:p>
          </table:table-cell>
          <table:table-cell table:style-name="ce4"/>
          <table:table-cell table:style-name="ce4" office:value-type="string">
            <text:p>1.236 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3">
          <table:table-cell table:style-name="ce1" office:value-type="string">
            <text:p>Inner Edge C ring</text:p>
          </table:table-cell>
          <table:table-cell table:style-name="ce4" office:value-type="string">
            <text:p>[25] </text:p>
          </table:table-cell>
          <table:table-cell table:style-name="ce4" office:value-type="string">
            <text:p>1.239 </text:p>
          </table:table-cell>
          <table:table-cell table:style-name="ce1" office:value-type="string">
            <text:p>7,∞</text:p>
          </table:table-cell>
          <table:table-cell table:style-name="ce4" office:value-type="string">
            <text:p><text:s text:c="6"/>2239.5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itan ringlet in Colombo Gap </text:p>
          </table:table-cell>
          <table:table-cell table:style-name="ce4" office:value-type="string">
            <text:p>[24] </text:p>
          </table:table-cell>
          <table:table-cell table:style-name="ce4"/>
          <table:table-cell table:style-name="ce1" office:value-type="string">
            <text:p>5,7</text:p>
          </table:table-cell>
          <table:table-cell table:style-name="ce4" office:value-type="string">
            <text:p><text:s text:c="6"/>2149.9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itan ringlet in Colombo Gap </text:p>
          </table:table-cell>
          <table:table-cell table:style-name="ce4" office:value-type="string">
            <text:p>[24] </text:p>
          </table:table-cell>
          <table:table-cell table:style-name="ce4"/>
          <table:table-cell table:style-name="ce1" office:value-type="string">
            <text:p>6,11</text:p>
          </table:table-cell>
          <table:table-cell table:style-name="ce4" office:value-type="string">
            <text:p><text:s text:c="6"/>2141.3 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 text:c="3"/>Average <text:s/>Titan ringlet <text:span text:style-name="T1">E</text:span><text:span text:style-name="T2">p</text:span><text:span text:style-name="T1">'s</text:span></text:p>
          </table:table-cell>
          <table:table-cell table:style-name="ce4" office:value-type="string">
            <text:p>[24] </text:p>
          </table:table-cell>
          <table:table-cell table:style-name="ce4" office:value-type="string">
            <text:p>1.292 </text:p>
          </table:table-cell>
          <table:table-cell table:style-name="ce1"/>
          <table:table-cell table:style-name="ce4" office:value-type="string">
            <text:p><text:s text:c="6"/>2145.7 </text:p>
          </table:table-cell>
          <table:table-cell table:number-columns-repeated="1019"/>
        </table:table-row>
        <table:table-row table:style-name="ro7">
          <table:table-cell table:style-name="ce1" office:value-type="string">
            <text:p>Maxwell ringlet in Maxwell Gap</text:p>
          </table:table-cell>
          <table:table-cell table:style-name="ce4" office:value-type="string">
            <text:p>[23] </text:p>
          </table:table-cell>
          <table:table-cell table:style-name="ce4"/>
          <table:table-cell table:style-name="ce1" office:value-type="string">
            <text:p>6,11</text:p>
          </table:table-cell>
          <table:table-cell table:style-name="ce4" office:value-type="string">
            <text:p><text:s text:c="6"/>2141.3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axwell ringlet in Maxwell Gap</text:p>
          </table:table-cell>
          <table:table-cell table:style-name="ce4" office:value-type="string">
            <text:p>[23] </text:p>
          </table:table-cell>
          <table:table-cell table:style-name="ce4"/>
          <table:table-cell table:style-name="ce1" office:value-type="string">
            <text:p>5,7</text:p>
          </table:table-cell>
          <table:table-cell table:style-name="ce4" office:value-type="string">
            <text:p><text:s text:c="6"/>2149.9 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 text:c="5"/>Average Maxwell ringlet <text:span text:style-name="T1">E</text:span><text:span text:style-name="T2">p</text:span><text:span text:style-name="T1">'s</text:span></text:p>
          </table:table-cell>
          <table:table-cell table:style-name="ce4" office:value-type="string">
            <text:p>[23] </text:p>
          </table:table-cell>
          <table:table-cell table:style-name="ce4" office:value-type="string">
            <text:p>1.452 </text:p>
          </table:table-cell>
          <table:table-cell table:style-name="ce1"/>
          <table:table-cell table:style-name="ce4" office:value-type="string">
            <text:p><text:s text:c="6"/>2145.7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Outer Edge C ring</text:p>
          </table:table-cell>
          <table:table-cell table:style-name="ce4" office:value-type="string">
            <text:p>[22] <text:s/></text:p>
          </table:table-cell>
          <table:table-cell table:style-name="ce4" office:value-type="string">
            <text:p>1.526 </text:p>
          </table:table-cell>
          <table:table-cell table:style-name="ce1" office:value-type="string">
            <text:p>7,∞</text:p>
          </table:table-cell>
          <table:table-cell table:style-name="ce4" office:value-type="string">
            <text:p><text:s text:c="6"/>2239.5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nner Edge B ring</text:p>
          </table:table-cell>
          <table:table-cell table:style-name="ce4"/>
          <table:table-cell table:style-name="ce4" office:value-type="string">
            <text:p>1.526 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3">
          <table:table-cell table:style-name="ce1" office:value-type="string">
            <text:p>Outer Edge B ring</text:p>
          </table:table-cell>
          <table:table-cell table:style-name="ce4"/>
          <table:table-cell table:style-name="ce4" office:value-type="string">
            <text:p>1.950 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5">
          <table:table-cell table:style-name="ce1" office:value-type="string">
            <text:p>Huygens ringlet <text:s/>in Huygens Gap</text:p>
          </table:table-cell>
          <table:table-cell table:style-name="ce4" office:value-type="string">
            <text:p>[21] </text:p>
          </table:table-cell>
          <table:table-cell table:style-name="ce4" office:value-type="string">
            <text:p>1.955<text:span text:style-name="T4">e</text:span> </text:p>
          </table:table-cell>
          <table:table-cell table:style-name="ce1" office:value-type="string">
            <text:p>6,13</text:p>
          </table:table-cell>
          <table:table-cell table:style-name="ce4" office:value-type="string">
            <text:p><text:s text:c="6"/>2398.9 </text:p>
          </table:table-cell>
          <table:table-cell table:number-columns-repeated="1019"/>
        </table:table-row>
        <table:table-row table:style-name="ro5">
          <table:table-cell table:style-name="ce1" office:value-type="string">
            <text:p>Laplace ringlet in Laplace Gap</text:p>
          </table:table-cell>
          <table:table-cell table:style-name="ce4" office:value-type="string">
            <text:p>[20] </text:p>
          </table:table-cell>
          <table:table-cell table:style-name="ce4" office:value-type="string">
            <text:p>1.992<text:span text:style-name="T4">e</text:span> </text:p>
          </table:table-cell>
          <table:table-cell table:style-name="ce1" office:value-type="string">
            <text:p>6,12</text:p>
          </table:table-cell>
          <table:table-cell table:style-name="ce4" office:value-type="string">
            <text:p><text:s text:c="6"/>2286.2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nner Edge A ring</text:p>
          </table:table-cell>
          <table:table-cell table:style-name="ce4" office:value-type="string">
            <text:p>[1] </text:p>
          </table:table-cell>
          <table:table-cell table:style-name="ce4" office:value-type="string">
            <text:p>2.030 </text:p>
          </table:table-cell>
          <table:table-cell table:style-name="ce1" office:value-type="string">
            <text:p>7,∞ </text:p>
          </table:table-cell>
          <table:table-cell table:style-name="ce4" office:value-type="string">
            <text:p><text:s text:c="6"/>2239.5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an in Encke Gap</text:p>
          </table:table-cell>
          <table:table-cell table:style-name="ce4" office:value-type="string">
            <text:p>[2] </text:p>
          </table:table-cell>
          <table:table-cell table:style-name="ce4"/>
          <table:table-cell table:style-name="ce1" office:value-type="string">
            <text:p>5,7</text:p>
          </table:table-cell>
          <table:table-cell table:style-name="ce4" office:value-type="string">
            <text:p><text:s text:c="6"/>2149.9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Pan in Encke Gap</text:p>
          </table:table-cell>
          <table:table-cell table:style-name="ce4" office:value-type="string">
            <text:p>[2] </text:p>
          </table:table-cell>
          <table:table-cell table:style-name="ce4"/>
          <table:table-cell table:style-name="ce1" office:value-type="string">
            <text:p>6,11</text:p>
          </table:table-cell>
          <table:table-cell table:style-name="ce4" office:value-type="string">
            <text:p><text:s text:c="6"/>2141.4 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 text:c="5"/>Average <text:s/>Pan <text:span text:style-name="T1">E</text:span><text:span text:style-name="T2">p</text:span>'s </text:p>
          </table:table-cell>
          <table:table-cell table:style-name="ce4" office:value-type="string">
            <text:p>[2] </text:p>
          </table:table-cell>
          <table:table-cell table:style-name="ce4" office:value-type="string">
            <text:p>2.217 </text:p>
          </table:table-cell>
          <table:table-cell table:style-name="ce1"/>
          <table:table-cell table:style-name="ce4" office:value-type="string">
            <text:p><text:s text:c="6"/>2145.7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aphnis and Keeler Gap</text:p>
          </table:table-cell>
          <table:table-cell table:style-name="ce4" office:value-type="string">
            <text:p>[3] </text:p>
          </table:table-cell>
          <table:table-cell table:style-name="ce4" office:value-type="string">
            <text:p>2.265 </text:p>
          </table:table-cell>
          <table:table-cell table:style-name="ce1" office:value-type="string">
            <text:p>7,20</text:p>
          </table:table-cell>
          <table:table-cell table:style-name="ce4" office:value-type="string">
            <text:p><text:s text:c="6"/>1965.2 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Outer Edge A ring</text:p>
          </table:table-cell>
          <table:table-cell table:style-name="ce4"/>
          <table:table-cell table:style-name="ce4" office:value-type="string">
            <text:p>2.270 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3">
          <table:table-cell table:style-name="ce1" table:number-columns-repeated="4"/>
          <table:table-cell table:style-name="ce4"/>
          <table:table-cell table:number-columns-repeated="1019"/>
        </table:table-row>
        <table:table-row table:style-name="ro5">
          <table:table-cell table:style-name="ce1" office:value-type="string">
            <text:p><text:span text:style-name="T4">a</text:span> Indices in Tables 7, 8 and 9 &amp; Figs. 12, 13 and 15.</text:p>
          </table:table-cell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5">
          <table:table-cell table:style-name="ce1" office:value-type="string">
            <text:p><text:span text:style-name="T4">b</text:span><text:span text:style-name="T5"> </text:span><text:span text:style-name="T6">Orbital radii of </text:span>satellites and rings in units of the equatorial radius of Saturn and</text:p>
          </table:table-cell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" office:value-type="string">
            <text:p><text:s text:c="2"/>from NASA (2021) except as otherwise noted. These orbital radii are</text:p>
          </table:table-cell>
          <table:table-cell table:style-name="ce1" table:number-columns-repeated="5"/>
          <table:table-cell table:number-columns-repeated="1018"/>
        </table:table-row>
        <table:table-row table:style-name="ro2">
          <table:table-cell table:style-name="ce1" office:value-type="string">
            <text:p><text:s text:c="2"/>transformed with Eq. (8) to give (<text:span text:style-name="T1">r/R</text:span><text:span text:style-name="T2">s</text:span>)' values used in Fig. (18). 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office:value-type="string">
            <text:p><text:span text:style-name="T4">c</text:span> The quantum numbers that define transitions in the hydrogen atom and photon</text:p>
          </table:table-cell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" office:value-type="string">
            <text:p><text:s text:c="2"/>energies associated with these transitions.</text:p>
          </table:table-cell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5">
          <table:table-cell table:style-name="ce1" office:value-type="string">
            <text:p><text:span text:style-name="T7">d</text:span><text:span text:style-name="T8"> Hedman</text:span><text:span text:style-name="T9"> et al. (2007b)</text:span>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>
            <text:p><text:span text:style-name="T7">e</text:span><text:span text:style-name="T10"> </text:span>French et al. (2020) their Fig. 2 and NASA (2022)</text:p>
          </table:table-cell>
          <table:table-cell table:style-name="ce3" table:number-columns-repeated="11"/>
          <table:table-cell table:style-name="ce1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"/>
          <table:table-cell table:style-name="ce3" table:number-columns-repeated="1011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9"/>
          <table:table-cell table:style-name="ce1"/>
          <table:table-cell table:number-columns-repeated="1011"/>
        </table:table-row>
        <table:table-row table:style-name="ro3" table:number-rows-repeated="42">
          <table:table-cell table:style-name="ce1"/>
          <table:table-cell table:style-name="ce4"/>
          <table:table-cell table:style-name="ce7"/>
          <table:table-cell table:style-name="ce1" table:number-columns-repeated="2"/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4">02/14/2022</text:date>, <text:time>07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10-02T09:40:37.21</meta:creation-date>
    <dc:date>2022-02-14T07:42:33.64</dc:date>
    <dc:creator>James Lombardi</dc:creator>
    <meta:editing-duration>PT4H59M31S</meta:editing-duration>
    <meta:editing-cycles>48</meta:editing-cycles>
    <meta:generator>OpenOffice/4.1.2$Win32 OpenOffice.org_project/412m3$Build-9782</meta:generator>
    <meta:document-statistic meta:table-count="3" meta:cell-count="113" meta:object-count="0"/>
  </office:meta>
</office:document-meta>
</file>